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10000014AE26300AF12E16B5C.png" manifest:media-type="image/png"/>
  <manifest:file-entry manifest:full-path="Pictures/10000000000003C0000007D07543D2D78285E9B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2cfd" loext:opacity="100%" style:font-name="Open Sans" fo:font-size="24pt" fo:font-weight="bold" officeooo:rsid="0015380a" officeooo:paragraph-rsid="0015380a" fo:background-color="#ffffff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3.5pt" fo:background-color="#ffffff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Open Sans" fo:font-size="18pt" fo:font-weight="bold" fo:background-color="#ffffff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background-color="#ffffff" loext:padding="0cm" loext:border="none"/>
    </style:style>
    <style:style style:name="P5" style:family="paragraph" style:parent-style-name="Standard">
      <style:text-properties officeooo:rsid="0015380a" officeooo:paragraph-rsid="0015380a"/>
    </style:style>
    <style:style style:name="P6" style:family="paragraph" style:parent-style-name="Standard">
      <style:text-properties officeooo:rsid="001581cd" officeooo:paragraph-rsid="001581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<draw:frame draw:style-name="fr2" draw:name="Image1" text:anchor-type="char" svg:width="17cm" svg:height="4.865cm" draw:z-index="0"><draw:image xlink:href="Pictures/10000000000004810000014AE26300AF12E16B5C.png" xlink:type="simple" xlink:show="embed" xlink:actuate="onLoad" draw:mime-type="image/png"/></draw:frame></text:p>
      <text:p text:style-name="P6"/>
      <text:p text:style-name="P6"><draw:frame draw:style-name="fr1" draw:name="Image2" text:anchor-type="char" svg:width="14.256cm" svg:height="29.7cm" draw:z-index="1"><draw:image xlink:href="Pictures/10000000000003C0000007D07543D2D78285E9B1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21:40:29.502000000</dc:date>
    <meta:editing-duration>PT1M</meta:editing-duration>
    <meta:editing-cycles>3</meta:editing-cycles>
    <meta:generator>LibreOffice/7.3.0.3$Windows_X86_64 LibreOffice_project/0f246aa12d0eee4a0f7adcefbf7c878fc2238db3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